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7146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0.2575in"/>
    </style:style>
    <style:style style:name="co4" style:family="table-column">
      <style:table-column-properties fo:break-before="auto" style:column-width="0.4661in"/>
    </style:style>
    <style:style style:name="co6" style:family="table-column">
      <style:table-column-properties fo:break-before="auto" style:column-width="0.6362in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1.2083in" fo:break-before="auto" style:use-optimal-row-height="false"/>
    </style:style>
    <style:style style:name="ro6" style:family="table-row">
      <style:table-row-properties style:row-height="0.1866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 style:data-style-name="N100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ttb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2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2"/>
    </style:style>
    <style:style style:name="ce8" style:family="table-cell" style:parent-style-name="Default" style:data-style-name="N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2"/>
    </style:style>
    <style:style style:name="ce9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51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53"/>
    </style:style>
    <style:style style:name="ce11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64"/>
    </style:style>
    <style:style style:name="ce12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65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2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ttb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000000" fo:background-color="#c7c7c7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2"/>
    </style:style>
    <style:style style:name="ce17" style:family="table-cell" style:parent-style-name="Default" style:data-style-name="N0">
      <style:table-cell-properties style:glyph-orientation-vertical="0" fo:border-bottom="0.74pt solid #000000" fo:background-color="#cc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2"/>
    </style:style>
    <style:style style:name="ce18" style:family="table-cell" style:parent-style-name="Default" style:data-style-name="N0">
      <style:table-cell-properties style:glyph-orientation-vertical="0" fo:border-bottom="0.74pt solid #000000" fo:background-color="#cc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51"/>
    </style:style>
    <style:style style:name="ce19" style:family="table-cell" style:parent-style-name="Default" style:data-style-name="N0">
      <style:table-cell-properties style:glyph-orientation-vertical="0" fo:border-bottom="0.74pt solid #000000" fo:background-color="#cc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53"/>
    </style:style>
    <style:style style:name="ce20" style:family="table-cell" style:parent-style-name="Default" style:data-style-name="N0">
      <style:table-cell-properties style:glyph-orientation-vertical="0" fo:border-bottom="0.74pt solid #000000" fo:background-color="#c7c7c7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64"/>
    </style:style>
    <style:style style:name="ce21" style:family="table-cell" style:parent-style-name="Default" style:data-style-name="N0">
      <style:table-cell-properties style:glyph-orientation-vertical="0" fo:border-bottom="0.74pt solid #000000" fo:background-color="#c7c7c7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65"/>
    </style:style>
    <style:style style:name="ce22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51"/>
    </style:style>
    <style:style style:name="ce23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53"/>
    </style:style>
    <style:style style:name="ce2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64"/>
    </style:style>
    <style:style style:name="ce2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65"/>
    </style:style>
    <style:style style:name="ce26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2"/>
    </style:style>
    <style:style style:name="ce27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2_5f_1" style:base-cell-address="Sheet1.J25"/>
    </style:style>
    <style:style style:name="ce28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2"/>
    </style:style>
    <style:style style:name="ce29" style:family="table-cell" style:parent-style-name="Default" style:data-style-name="N0">
      <style:table-cell-properties style:glyph-orientation-vertical="0" fo:border-bottom="0.74pt solid #000000" fo:background-color="#c7c7c7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51"/>
    </style:style>
    <style:style style:name="ce30" style:family="table-cell" style:parent-style-name="Default" style:data-style-name="N0">
      <style:table-cell-properties style:glyph-orientation-vertical="0" fo:border-bottom="0.74pt solid #000000" fo:background-color="#c7c7c7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53"/>
    </style:style>
    <style:style style:name="ce32" style:family="table-cell" style:parent-style-name="Default" style:data-style-name="N100">
      <style:table-cell-properties style:glyph-orientation-vertical="0" fo:background-color="#c7c7c7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wrap" style:direction="ttb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0.74pt solid #000000" fo:background-color="#cc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64"/>
    </style:style>
    <style:style style:name="ce35" style:family="table-cell" style:parent-style-name="Default" style:data-style-name="N0">
      <style:table-cell-properties style:glyph-orientation-vertical="0" fo:border-bottom="0.74pt solid #000000" fo:background-color="#cccccc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1" style:apply-style-name="Excel_5f_CondFormat_5f_1_5f_1_5f_1" style:base-cell-address="Sheet1.B65"/>
    </style:style>
    <style:style style:name="ce36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number-columns-repeated="23" table:default-cell-style-name="ce13"/>
        <table:table-column table:style-name="co4" table:number-columns-repeated="220" table:default-cell-style-name="ce13"/>
        <table:table-column table:style-name="co6" table:number-columns-repeated="780" table:default-cell-style-name="Default"/>
        <table:table-row table:style-name="ro3">
          <table:table-cell table:style-name="ce2"/>
          <table:table-cell table:style-name="ce5" office:value-type="string" calcext:value-type="string">
            <text:p>SR1.NEEDED</text:p>
          </table:table-cell>
          <table:table-cell table:style-name="ce5" office:value-type="string" calcext:value-type="string">
            <text:p>SR2.NEEDED</text:p>
          </table:table-cell>
          <table:table-cell table:style-name="ce5" office:value-type="string" calcext:value-type="string">
            <text:p><text:s/>DRMUX</text:p>
          </table:table-cell>
          <table:table-cell table:style-name="ce5" office:value-type="string" calcext:value-type="string">
            <text:p><text:s/>ADDR1MUX</text:p>
          </table:table-cell>
          <table:table-cell table:style-name="ce15" office:value-type="string" calcext:value-type="string" table:number-columns-spanned="2" table:number-rows-spanned="1">
            <text:p><text:s/>ADDR2MUX</text:p>
          </table:table-cell>
          <table:covered-table-cell table:style-name="ce5"/>
          <table:table-cell table:style-name="ce5" office:value-type="string" calcext:value-type="string">
            <text:p><text:s/>LSHF1</text:p>
          </table:table-cell>
          <table:table-cell table:style-name="ce5" office:value-type="string" calcext:value-type="string">
            <text:p>ADDRESSMUX</text:p>
          </table:table-cell>
          <table:table-cell table:style-name="ce5" office:value-type="string" calcext:value-type="string">
            <text:p><text:s/>SR2MUX</text:p>
          </table:table-cell>
          <table:table-cell table:style-name="ce15" office:value-type="string" calcext:value-type="string" table:number-columns-spanned="2" table:number-rows-spanned="1">
            <text:p><text:s/>ALUK</text:p>
          </table:table-cell>
          <table:covered-table-cell table:style-name="ce5"/>
          <table:table-cell table:style-name="ce5" office:value-type="string" calcext:value-type="string">
            <text:p>ALU.RESULTMUX</text:p>
          </table:table-cell>
          <table:table-cell table:style-name="ce5" office:value-type="string" calcext:value-type="string">
            <text:p>BR.OP</text:p>
          </table:table-cell>
          <table:table-cell table:style-name="ce5" office:value-type="string" calcext:value-type="string">
            <text:p>UNCOND.OP</text:p>
          </table:table-cell>
          <table:table-cell table:style-name="ce5" office:value-type="string" calcext:value-type="string">
            <text:p>TRAP.OP</text:p>
          </table:table-cell>
          <table:table-cell table:style-name="ce33" office:value-type="string" calcext:value-type="string">
            <text:p>BR.STALL</text:p>
          </table:table-cell>
          <table:table-cell table:style-name="ce5" office:value-type="string" calcext:value-type="string">
            <text:p>DCACHE.EN</text:p>
          </table:table-cell>
          <table:table-cell table:style-name="ce5" office:value-type="string" calcext:value-type="string">
            <text:p>DCACHE.RW</text:p>
          </table:table-cell>
          <table:table-cell table:style-name="ce5" office:value-type="string" calcext:value-type="string">
            <text:p><text:s/>DATA.SIZE</text:p>
          </table:table-cell>
          <table:table-cell table:style-name="ce15" office:value-type="string" calcext:value-type="string" table:number-columns-spanned="2" table:number-rows-spanned="1">
            <text:p>DR.VALUMUX</text:p>
          </table:table-cell>
          <table:covered-table-cell table:style-name="ce5"/>
          <table:table-cell table:style-name="ce5" office:value-type="string" calcext:value-type="string">
            <text:p>LD.REG</text:p>
          </table:table-cell>
          <table:table-cell table:style-name="ce5" office:value-type="string" calcext:value-type="string">
            <text:p>LD.CC</text:p>
          </table:table-cell>
          <table:table-cell office:value-type="string" calcext:value-type="string">
            <text:p>note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00000 <text:s/>(0)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B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00001 <text:s/>(1)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00010 <text:s/>(2)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00011 <text:s/>(3)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00100 <text:s/>(4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ADD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00101 <text:s/>(5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ADDimm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00110 <text:s/>(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ADD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00111 <text:s/>(7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ADDimm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01000 <text:s/>(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LDB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01001 <text:s/>(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01010 <text:s/>(10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01011 <text:s/>(1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01100 <text:s/>(1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STB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01101 <text:s/>(13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01110 <text:s/>(14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01111 <text:s/>(15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10000 <text:s/>(1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JSR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0001 <text:s/>(17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JSR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0010 <text:s/>(1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JS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0011 <text:s/>(1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JS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0100 <text:s/>(20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ND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0101 <text:s/>(2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0110 <text:s/>(2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AND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0111 <text:s/>(23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1000 <text:s/>(24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LDW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1001 <text:s/>(25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11010 <text:s/>(2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11011 <text:s/>(27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11100 <text:s/>(2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STW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011101 <text:s/>(2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11110 <text:s/>(30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011111 <text:s/>(3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0000 <text:s/>(32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office:value-type="string" calcext:value-type="string">
            <text:p>RTI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100001 <text:s/>(33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0010 <text:s/>(34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0011 <text:s/>(35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0100 <text:s/>(3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XOR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100101 <text:s/>(37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100110 <text:s/>(3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XOR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100111 <text:s/>(3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101000 <text:s/>(40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1001 <text:s/>(41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1010 <text:s/>(42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1011 <text:s/>(43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1100 <text:s/>(44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1101 <text:s/>(45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1110 <text:s/>(46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01111 <text:s/>(47)</text:p>
          </table:table-cell>
          <table:table-cell table:number-columns-repeated="23" table:style-name="ce8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0000 <text:s/>(4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JMP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110001 <text:s/>(49)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0010 <text:s/>(50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0011 <text:s/>(51)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0100 <text:s/>(52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SHF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110101 <text:s/>(53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0110 <text:s/>(54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0111 <text:s/>(55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1000 <text:s/>(56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LEA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111001 <text:s/>(57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1010 <text:s/>(58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1011 <text:s/>(59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1100 <text:s/>(60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string" calcext:value-type="string">
            <text:p>TRAP</text:p>
          </table:table-cell>
          <table:table-cell table:number-columns-repeated="999"/>
        </table:table-row>
        <table:table-row table:style-name="ro5">
          <table:table-cell table:style-name="ce3" office:value-type="string" calcext:value-type="string">
            <text:p>111101 <text:s/>(61)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1110 <text:s/>(62)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00"/>
        </table:table-row>
        <table:table-row table:style-name="ro5">
          <table:table-cell table:style-name="ce3" office:value-type="string" calcext:value-type="string">
            <text:p>111111 <text:s/>(63)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0"/>
        </table:table-row>
        <table:table-row table:style-name="ro6">
          <table:table-cell table:number-columns-repeated="10"/>
          <table:table-cell table:style-name="ce32" table:number-columns-repeated="2"/>
          <table:table-cell table:number-columns-repeated="1012"/>
        </table:table-row>
        <table:table-row table:style-name="ro6" table:number-rows-repeated="1048509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1.J19:Sheet1.J24 Sheet1.B2:Sheet1.X18 Sheet1.B19:Sheet1.I50 Sheet1.K19:Sheet1.X50 Sheet1.J26:Sheet1.J50 Sheet1.B52:Sheet1.X52 Sheet1.B54:Sheet1.X63">
            <calcext:condition calcext:apply-style-name="Excel_CondFormat_1_1_1" calcext:value="=1" calcext:base-cell-address="Sheet1.B2"/>
          </calcext:conditional-format>
          <calcext:conditional-format calcext:target-range-address="Sheet1.J25:Sheet1.J25">
            <calcext:condition calcext:apply-style-name="Excel_CondFormat_1_2_1" calcext:value="=1" calcext:base-cell-address="Sheet1.J25"/>
          </calcext:conditional-format>
          <calcext:conditional-format calcext:target-range-address="Sheet1.J41:Sheet1.J41">
            <calcext:condition calcext:apply-style-name="Excel_CondFormat_1_3_1" calcext:value="=1" calcext:base-cell-address="Sheet1.J41"/>
          </calcext:conditional-format>
          <calcext:conditional-format calcext:target-range-address="Sheet1.J9:Sheet1.J9">
            <calcext:condition calcext:apply-style-name="Excel_CondFormat_1_4_1" calcext:value="=1" calcext:base-cell-address="Sheet1.J9"/>
          </calcext:conditional-format>
          <calcext:conditional-format calcext:target-range-address="Sheet1.B51:Sheet1.X51">
            <calcext:condition calcext:apply-style-name="Excel_CondFormat_1_1_1" calcext:value="=1" calcext:base-cell-address="Sheet1.B51"/>
          </calcext:conditional-format>
          <calcext:conditional-format calcext:target-range-address="Sheet1.B53:Sheet1.X53">
            <calcext:condition calcext:apply-style-name="Excel_CondFormat_1_1_1" calcext:value="=1" calcext:base-cell-address="Sheet1.B53"/>
          </calcext:conditional-format>
          <calcext:conditional-format calcext:target-range-address="Sheet1.B64:Sheet1.X64">
            <calcext:condition calcext:apply-style-name="Excel_CondFormat_1_1_1" calcext:value="=1" calcext:base-cell-address="Sheet1.B64"/>
          </calcext:conditional-format>
          <calcext:conditional-format calcext:target-range-address="Sheet1.B65:Sheet1.X65">
            <calcext:condition calcext:apply-style-name="Excel_CondFormat_1_1_1" calcext:value="=1" calcext:base-cell-address="Sheet1.B65"/>
          </calcext:conditional-format>
        </calcext:conditional-formats>
      </table:table>
      <table:table table:name="Sheet2" table:style-name="ta2">
        <table:table-column table:style-name="co5" table:number-columns-repeated="257" table:default-cell-style-name="ce31"/>
        <table:table-column table:style-name="co5" table:number-columns-repeated="767" table:default-cell-style-name="Default"/>
        <table:table-row table:style-name="ro4">
          <table:table-cell table:number-columns-repeated="1024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5" table:number-columns-repeated="257" table:default-cell-style-name="ce31"/>
        <table:table-column table:style-name="co5" table:number-columns-repeated="767" table:default-cell-style-name="Default"/>
        <table:table-row table:style-name="ro4">
          <table:table-cell table:number-columns-repeated="1024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HK$</number:text>
      <number:number number:decimal-places="0" number:min-integer-digits="1" number:grouping="true"/>
      <number:text> </number:text>
    </number:number-style>
    <number:number-style style:name="N122">
      <number:text>(HK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HK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HK$</number:text>
      <number:number number:decimal-places="2" number:min-integer-digits="1" number:grouping="true"/>
      <number:text> </number:text>
    </number:number-style>
    <number:number-style style:name="N125">
      <number:text>(HK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HK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HK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HK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HK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HK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HK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HK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number:text> $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Helvetica" fo:font-family="Helvetica" fo:font-size="9pt" style:font-name-asian="Droid Sans Fallback" style:font-family-asian="'Droid Sans Fallback'" style:font-family-generic-asian="system" style:font-pitch-asian="variable" style:font-size-asian="9pt" style:font-name-complex="FreeSans" style:font-family-complex="FreeSans" style:font-family-generic-complex="system" style:font-pitch-complex="variable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 style:data-style-name="N2" text:time-value="22:05:42.988572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dc:date>2015-02-07T22:08:02.221253877</dc:date>
    <meta:generator>LibreOffice/4.2.7.2$Linux_X86_64 LibreOffice_project/420m0$Build-2</meta:generator>
    <meta:editing-duration>P0D</meta:editing-duration>
    <meta:editing-cycles>1</meta:editing-cycles>
    <meta:document-statistic meta:table-count="3" meta:cell-count="1583" meta:object-count="0"/>
  </office:meta>
</office:document-meta>
</file>